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0a6687" officeooo:paragraph-rsid="000a6687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0a7663" officeooo:paragraph-rsid="000a7663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0a7663" officeooo:paragraph-rsid="000a7663" style:font-size-asian="15.75pt" style:font-weight-asian="normal" style:font-size-complex="18pt" style:font-weight-complex="normal"/>
    </style:style>
    <style:style style:name="P4" style:family="paragraph" style:parent-style-name="Header">
      <style:paragraph-properties fo:text-align="center" style:justify-single-word="false"/>
      <style:text-properties fo:font-weight="bold" officeooo:rsid="000a6687" officeooo:paragraph-rsid="000a6687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font-size="18pt" officeooo:rsid="000c5184" officeooo:paragraph-rsid="000c5184" style:font-size-asian="15.75pt" style:font-size-complex="18pt"/>
    </style:style>
    <style:style style:name="P6" style:family="paragraph" style:parent-style-name="Table_20_Contents">
      <style:paragraph-properties fo:text-align="start" style:justify-single-word="false"/>
      <style:text-properties fo:font-size="18pt" fo:font-weight="bold" officeooo:rsid="000a7663" officeooo:paragraph-rsid="000a7663" style:font-size-asian="15.75pt" style:font-weight-asian="bold" style:font-size-complex="18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size="18pt" fo:font-weight="bold" officeooo:rsid="000c5184" officeooo:paragraph-rsid="000c5184" style:font-size-asian="15.75pt" style:font-weight-asian="bold" style:font-size-complex="18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0a7663" officeooo:paragraph-rsid="000a7663" style:font-size-asian="15.75pt" style:font-weight-asian="bold" style:font-size-complex="18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size="13pt" officeooo:rsid="000c5184" officeooo:paragraph-rsid="000c5184" style:font-size-asian="11.3500003814697pt" style:font-size-complex="13pt"/>
    </style:style>
    <style:style style:name="P10" style:family="paragraph" style:parent-style-name="Table_20_Contents">
      <style:paragraph-properties fo:text-align="start" style:justify-single-word="false"/>
      <style:text-properties fo:font-size="13pt" officeooo:rsid="000c5184" officeooo:paragraph-rsid="000c5184" style:font-size-asian="13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rsonal Data </text:p>
      <text:p text:style-name="P1"/>
      <text:p text:style-name="P3">Name <text:s text:c="18"/>Mohammed rafi C.Y</text:p>
      <text:p text:style-name="P3">Address <text:s text:c="15"/>Cheriparambil(h) , Keeramkunnu , </text:p>
      <text:p text:style-name="P3"><text:s text:c="29"/>Thottumughom P.O , Aluva – 683105</text:p>
      <text:p text:style-name="P3">Mobile <text:s text:c="17"/>8136839372 , 8592021163</text:p>
      <text:p text:style-name="P3">DOB <text:s text:c="20"/>21-May-1998</text:p>
      <text:p text:style-name="P3">Place of</text:p>
      <text:p text:style-name="P3">Birth <text:s text:c="21"/>Kerala , India</text:p>
      <text:p text:style-name="P3">Martial status <text:s text:c="6"/>Single</text:p>
      <text:p text:style-name="P3"/>
      <text:p text:style-name="P2">Education</text:p>
      <text:p text:style-name="P2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8">COURSE</text:p>
          </table:table-cell>
          <table:table-cell table:style-name="Table1.A1" office:value-type="string">
            <text:p text:style-name="P6">Name of the Institution</text:p>
          </table:table-cell>
          <table:table-cell table:style-name="Table1.A1" office:value-type="string">
            <text:p text:style-name="P6">University</text:p>
            <text:p text:style-name="P6"/>
          </table:table-cell>
          <table:table-cell table:style-name="Table1.A1" office:value-type="string">
            <text:p text:style-name="P6">Years</text:p>
          </table:table-cell>
          <table:table-cell table:style-name="Table1.E1" office:value-type="string">
            <text:p text:style-name="P7">Grade</text:p>
          </table:table-cell>
        </table:table-row>
        <table:table-row>
          <table:table-cell table:style-name="Table1.A2" office:value-type="string">
            <text:p text:style-name="P9">BCA</text:p>
          </table:table-cell>
          <table:table-cell table:style-name="Table1.A2" office:value-type="string">
            <text:p text:style-name="P9">Jai-Bharath Arts and Science college , Arackapady</text:p>
          </table:table-cell>
          <table:table-cell table:style-name="Table1.A2" office:value-type="string">
            <text:p text:style-name="P9">MGU</text:p>
          </table:table-cell>
          <table:table-cell table:style-name="Table1.A2" office:value-type="string">
            <text:p text:style-name="P9">2016-2019</text:p>
          </table:table-cell>
          <table:table-cell table:style-name="Table1.E2" office:value-type="string">
            <text:p text:style-name="P5">C</text:p>
          </table:table-cell>
        </table:table-row>
        <table:table-row>
          <table:table-cell table:style-name="Table1.A2" office:value-type="string">
            <text:p text:style-name="P9">+2</text:p>
          </table:table-cell>
          <table:table-cell table:style-name="Table1.A2" office:value-type="string">
            <text:p text:style-name="P9">GHSS Edathala</text:p>
          </table:table-cell>
          <table:table-cell table:style-name="Table1.A2" office:value-type="string">
            <text:p text:style-name="P10">State</text:p>
          </table:table-cell>
          <table:table-cell table:style-name="Table1.A2" office:value-type="string">
            <text:p text:style-name="P9">2014-2016</text:p>
          </table:table-cell>
          <table:table-cell table:style-name="Table1.E2" office:value-type="string">
            <text:p text:style-name="P5">C</text:p>
          </table:table-cell>
        </table:table-row>
        <table:table-row>
          <table:table-cell table:style-name="Table1.A2" office:value-type="string">
            <text:p text:style-name="P9">SSLC</text:p>
          </table:table-cell>
          <table:table-cell table:style-name="Table1.A2" office:value-type="string">
            <text:p text:style-name="P9">SNDP HSS Aluva</text:p>
          </table:table-cell>
          <table:table-cell table:style-name="Table1.A2" office:value-type="string">
            <text:p text:style-name="P10">State</text:p>
          </table:table-cell>
          <table:table-cell table:style-name="Table1.A2" office:value-type="string">
            <text:p text:style-name="P9">2014</text:p>
          </table:table-cell>
          <table:table-cell table:style-name="Table1.E2" office:value-type="string">
            <text:p text:style-name="P5">A</text:p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weight="bold" officeooo:rsid="000a6687" officeooo:paragraph-rsid="000a6687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RESUM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0T20:11:42.715607513</meta:creation-date>
    <dc:date>2020-02-10T21:07:13.645629358</dc:date>
    <meta:editing-duration>PT24M19S</meta:editing-duration>
    <meta:editing-cycles>1</meta:editing-cycles>
    <meta:generator>LibreOffice/5.1.6.2$Linux_X86_64 LibreOffice_project/10m0$Build-2</meta:generator>
    <meta:document-statistic meta:table-count="1" meta:image-count="0" meta:object-count="0" meta:page-count="1" meta:paragraph-count="31" meta:word-count="65" meta:character-count="517" meta:non-whitespace-character-count="354"/>
  </office:meta>
</office:document-meta>
</file>